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50000041F282468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9.8591in" draw:z-index="0"><draw:image xlink:href="Pictures/10000201000002E50000041F282468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7-08-14T00:59:08.87</meta:creation-date>
    <dc:date>2017-08-14T01:27:27.88</dc:date>
    <dc:creator>Peter Glen</dc:creator>
    <meta:editing-duration>PT10M54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0" meta:word-count="0" meta:character-count="0"/>
  </office:meta>
</office:document-meta>
</file>